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2a9c" officeooo:paragraph-rsid="00172a9c"/>
    </style:style>
    <style:style style:name="P2" style:family="paragraph" style:parent-style-name="Standard">
      <style:text-properties officeooo:rsid="0018e204" officeooo:paragraph-rsid="0018e204"/>
    </style:style>
    <style:style style:name="P3" style:family="paragraph" style:parent-style-name="Text_20_body">
      <style:text-properties officeooo:rsid="0019359e" officeooo:paragraph-rsid="0019359e"/>
    </style:style>
    <style:style style:name="T1" style:family="text">
      <style:text-properties officeooo:rsid="00172a9c"/>
    </style:style>
    <style:style style:name="T2" style:family="text">
      <style:text-properties officeooo:rsid="0018e2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ación</text:h>
      <text:p text:style-name="P1"/>
      <text:p text:style-name="P1">Para ejecutar el cliente de volBrain es necesario tener instalado Python 3: <text:a xlink:type="simple" xlink:href="https://www.python.org/downloads/" text:style-name="Internet_20_link" text:visited-style-name="Visited_20_Internet_20_Link">https://www.python.org/downloads/</text:a></text:p>
      <text:p text:style-name="P1"/>
      <text:p text:style-name="P1">Además, es necesario tener instadas estas dependencias:</text:p>
      <text:p text:style-name="P1"><text:span text:style-name="Untitled1">pyqt</text:span><text:span text:style-name="Untitled1"><text:span text:style-name="T2">5</text:span></text:span>, <text:span text:style-name="Untitled1">requests</text:span>, <text:span text:style-name="Untitled1">Be</text:span><text:span text:style-name="Untitled1"><text:span text:style-name="T2">au</text:span></text:span><text:span text:style-name="Untitled1">tifulSoup</text:span><text:span text:style-name="Untitled1"><text:span text:style-name="T2">4</text:span></text:span>, <text:span text:style-name="Untitled1"><text:span text:style-name="T2">lxml</text:span></text:span><text:span text:style-name="T2">.</text:span></text:p>
      <text:p text:style-name="P1"/>
      <text:p text:style-name="P2">Para instalar las dependencias se usará el gestor de paquetes de Python:</text:p>
      <text:p text:style-name="Untitled1">pip install pyqt5</text:p>
      <text:p text:style-name="Untitled1">pip install requests</text:p>
      <text:p text:style-name="Untitled1">pip install <text:span text:style-name="T1">Be</text:span>au<text:span text:style-name="T1">tifulSoup</text:span>4</text:p>
      <text:p text:style-name="Untitled1">pip install lxml</text:p>
      <text:p text:style-name="Text_20_body"/>
      <text:p text:style-name="P3">Una vez instaladas las dependencias se puede ejecutar el cliente. El punto de entrada de la aplicación es <text:span text:style-name="Untitled1">volbrain_client.py</text:span>.</text:p>
      <text:p text:style-name="Untitled1">python volbrain_client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72a9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Untitled1" style:family="paragraph" style:parent-style-name="Standard">
      <loext:graphic-properties draw:fill="solid" draw:fill-color="#dddddd" draw:fill-image-width="0in" draw:fill-image-height="0in"/>
      <style:paragraph-properties fo:margin-top="0in" fo:margin-bottom="0in" loext:contextual-spacing="false" fo:background-color="#dddddd" style:shadow="none" style:writing-mode="page">
        <style:tab-stops/>
      </style:paragraph-properties>
      <style:text-properties style:font-name="Courier 10 Pitch" fo:font-family="'Courier 10 Pitch'" style:font-style-name="Regular" style:font-pitch="fixe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titled1" style:family="text">
      <style:text-properties style:font-name="Courier 10 Pitch" fo:font-family="'Courier 10 Pitch'" style:font-style-name="Regular" style:font-pitch="fixed" fo:background-color="#ddddd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9:45:44.207957426</meta:creation-date>
    <dc:date>2018-04-19T20:21:48.458942472</dc:date>
    <meta:editing-duration>PT44S</meta:editing-duration>
    <meta:editing-cycles>1</meta:editing-cycles>
    <meta:document-statistic meta:table-count="0" meta:image-count="0" meta:object-count="0" meta:page-count="1" meta:paragraph-count="11" meta:word-count="70" meta:character-count="514" meta:non-whitespace-character-count="455"/>
    <meta:generator>LibreOffice/5.2.7.2$Linux_X86_64 LibreOffice_project/20m0$Build-2</meta:generator>
  </office:meta>
</office:document-meta>
</file>